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2.286cm" svg:x="3.413cm" svg:y="8.239cm">
          <text:p text:style-name="P1">P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302cm" svg:height="3.429cm" svg:x="7.35cm" svg:y="7.477cm">
          <text:p text:style-name="P1">C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86cm" svg:height="2.286cm" svg:x="12.684cm" svg:y="5.826cm">
          <text:p text:style-name="P1">Finding</text:p>
          <text:p text:style-name="P1">H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86cm" svg:height="2.286cm" svg:x="9.382cm" svg:y="3.794cm">
          <text:p text:style-name="P1">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2.286cm" svg:x="16.367cm" svg:y="8.366cm">
          <text:p text:style-name="P1">Comparing</text:p>
          <text:p text:style-name="P1">Han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699cm" svg:height="4.826cm" svg:x="3.496cm" svg:y="12.197cm">
          <text:p text:style-name="P1">Table</text:p>
          <text:p text:style-name="P1">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86cm" svg:height="2.286cm" svg:x="9.636cm" svg:y="13.573cm">
          <text:p text:style-name="P1">Player</text:p>
          <text:p text:style-name="P1">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86cm" svg:height="3.556cm" svg:x="12.684cm" svg:y="9.763cm">
          <text:p text:style-name="P1">Game </text:p>
          <text:p text:style-name="P1">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652cm" svg:y1="10.017cm" svg:x2="12.684cm" svg:y2="10.017cm">
          <text:p/>
        </draw:line>
        <draw:line draw:style-name="gr2" draw:text-style-name="P1" draw:layer="layout" svg:x1="10.017cm" svg:y1="10.906cm" svg:x2="10.017cm" svg:y2="13.446cm">
          <text:p/>
        </draw:line>
        <draw:line draw:style-name="gr2" draw:text-style-name="P1" draw:layer="layout" svg:x1="10.652cm" svg:y1="7.985cm" svg:x2="12.811cm" svg:y2="7.985cm">
          <text:p/>
        </draw:line>
        <draw:line draw:style-name="gr2" draw:text-style-name="P1" draw:layer="layout" svg:x1="10.779cm" svg:y1="9.128cm" svg:x2="16.24cm" svg:y2="9.128cm">
          <text:p/>
        </draw:line>
        <draw:line draw:style-name="gr2" draw:text-style-name="P1" draw:layer="layout" svg:x1="14.716cm" svg:y1="10.017cm" svg:x2="16.367cm" svg:y2="10.017cm">
          <text:p/>
        </draw:line>
        <draw:line draw:style-name="gr2" draw:text-style-name="P1" draw:layer="layout" svg:x1="13.827cm" svg:y1="8.239cm" svg:x2="13.827cm" svg:y2="9.763cm">
          <text:p/>
        </draw:line>
        <draw:line draw:style-name="gr2" draw:text-style-name="P1" draw:layer="layout" svg:x1="10.017cm" svg:y1="6.08cm" svg:x2="10.017cm" svg:y2="7.477cm">
          <text:p/>
        </draw:line>
        <draw:line draw:style-name="gr2" draw:text-style-name="P1" draw:layer="layout" svg:x1="8.239cm" svg:y1="13.954cm" svg:x2="9.636cm" svg:y2="13.954cm">
          <text:p/>
        </draw:line>
        <draw:line draw:style-name="gr2" draw:text-style-name="P1" draw:layer="layout" svg:x1="4.048cm" svg:y1="10.525cm" svg:x2="4.048cm" svg:y2="12.303cm">
          <text:p/>
        </draw:line>
        <draw:line draw:style-name="gr2" draw:text-style-name="P1" draw:layer="layout" svg:x1="7.858cm" svg:y1="12.43cm" svg:x2="12.684cm" svg:y2="12.43cm">
          <text:p/>
        </draw:line>
        <draw:line draw:style-name="gr2" draw:text-style-name="P1" draw:layer="layout" svg:x1="7.731cm" svg:y1="10.779cm" svg:x2="7.731cm" svg:y2="12.176cm">
          <text:p/>
        </draw:line>
        <draw:line draw:style-name="gr2" draw:text-style-name="P1" draw:layer="layout" svg:x1="5.572cm" svg:y1="9.509cm" svg:x2="7.35cm" svg:y2="9.5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ggs </meta:initial-creator>
    <meta:creation-date>2013-08-10T20:30:23</meta:creation-date>
    <dc:date>2013-08-10T20:46:16</dc:date>
    <dc:creator>Briggs </dc:creator>
    <meta:editing-duration>PT43S</meta:editing-duration>
    <meta:editing-cycles>1</meta:editing-cycles>
    <meta:document-statistic meta:object-count="20"/>
    <meta:generator>LibreOffice/3.5$Linux_x86 LibreOffice_project/350m1$Build-2</meta:generator>
  </office:meta>
</office:document-meta>
</file>